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0mm" table:align="margins" style:writing-mode="rl-tb"/>
    </style:style>
    <style:style style:name="Table3.A" style:family="table-column">
      <style:table-column-properties style:column-width="170mm" style:rel-column-width="65535*"/>
    </style:style>
    <style:style style:name="Table3.A1" style:family="table-cell">
      <style:table-cell-properties fo:background-color="#e6e6e6" fo:padding="0.97mm" fo:border="0.02mm solid #000000">
        <style:background-image/>
      </style:table-cell-properties>
    </style:style>
    <style:style style:name="Table1" style:family="table">
      <style:table-properties style:width="170mm" table:align="margins" style:writing-mode="lr-tb"/>
    </style:style>
    <style:style style:name="Table1.A" style:family="table-column">
      <style:table-column-properties style:column-width="170mm" style:rel-column-width="65535*"/>
    </style:style>
    <style:style style:name="Table1.A1" style:family="table-cell">
      <style:table-cell-properties fo:background-color="#e6e6e6" fo:padding="0.97mm" fo:border="0.02mm solid #000000">
        <style:background-image/>
      </style:table-cell-properties>
    </style:style>
    <style:style style:name="Table2" style:family="table">
      <style:table-properties style:width="170mm" table:align="margins" style:writing-mode="lr-tb"/>
    </style:style>
    <style:style style:name="Table2.A" style:family="table-column">
      <style:table-column-properties style:column-width="170mm" style:rel-column-width="65535*"/>
    </style:style>
    <style:style style:name="Table2.A1" style:family="table-cell">
      <style:table-cell-properties fo:background-color="#e6e6e6" fo:padding="0.97mm" fo:border="0.02mm solid #000000">
        <style:background-image/>
      </style:table-cell-properties>
    </style:style>
    <style:style style:name="Table4" style:family="table">
      <style:table-properties style:width="170mm" table:align="margins" style:writing-mode="lr-tb"/>
    </style:style>
    <style:style style:name="Table4.A" style:family="table-column">
      <style:table-column-properties style:column-width="170mm" style:rel-column-width="65535*"/>
    </style:style>
    <style:style style:name="Table4.A1" style:family="table-cell">
      <style:table-cell-properties fo:background-color="#e6e6e6" fo:padding="0.97mm" fo:border="0.02mm solid #000000">
        <style:background-image/>
      </style:table-cell-properties>
    </style:style>
    <style:style style:name="Table5" style:family="table">
      <style:table-properties style:width="170mm" table:align="margins" style:writing-mode="lr-tb"/>
    </style:style>
    <style:style style:name="Table5.A" style:family="table-column">
      <style:table-column-properties style:column-width="170mm" style:rel-column-width="65535*"/>
    </style:style>
    <style:style style:name="Table5.A1" style:family="table-cell">
      <style:table-cell-properties fo:background-color="#e6e6e6" fo:padding="0.97mm" fo:border="0.02mm solid #000000">
        <style:background-image/>
      </style:table-cell-properties>
    </style:style>
    <style:style style:name="Table6" style:family="table">
      <style:table-properties style:width="170mm" table:align="margins" style:writing-mode="lr-tb"/>
    </style:style>
    <style:style style:name="Table6.A" style:family="table-column">
      <style:table-column-properties style:column-width="170mm" style:rel-column-width="65535*"/>
    </style:style>
    <style:style style:name="Table6.A1" style:family="table-cell">
      <style:table-cell-properties fo:background-color="#e6e6e6" fo:padding="0.97mm" fo:border="0.02mm solid #000000">
        <style:background-image/>
      </style:table-cell-properties>
    </style:style>
    <style:style style:name="Table7" style:family="table">
      <style:table-properties style:width="170mm" table:align="margins" style:writing-mode="lr-tb"/>
    </style:style>
    <style:style style:name="Table7.A" style:family="table-column">
      <style:table-column-properties style:column-width="170mm" style:rel-column-width="65535*"/>
    </style:style>
    <style:style style:name="Table7.A1" style:family="table-cell">
      <style:table-cell-properties fo:background-color="#e6e6e6" fo:padding="0.97mm" fo:border="0.02mm solid #000000">
        <style:background-image/>
      </style:table-cell-properties>
    </style:style>
    <style:style style:name="Table8" style:family="table">
      <style:table-properties style:width="170mm" table:align="margins" style:writing-mode="lr-tb"/>
    </style:style>
    <style:style style:name="Table8.A" style:family="table-column">
      <style:table-column-properties style:column-width="170mm" style:rel-column-width="65535*"/>
    </style:style>
    <style:style style:name="Table8.A1" style:family="table-cell">
      <style:table-cell-properties fo:background-color="#e6e6e6" fo:padding="0.97mm" fo:border="0.02mm solid #000000">
        <style:background-image/>
      </style:table-cell-properties>
    </style:style>
    <style:style style:name="Table9" style:family="table">
      <style:table-properties style:width="170mm" table:align="margins" style:writing-mode="rl-tb"/>
    </style:style>
    <style:style style:name="Table9.A" style:family="table-column">
      <style:table-column-properties style:column-width="170mm" style:rel-column-width="65535*"/>
    </style:style>
    <style:style style:name="Table9.A1" style:family="table-cell">
      <style:table-cell-properties fo:background-color="#e6e6e6" fo:padding="0.97mm" fo:border="0.02mm solid #000000">
        <style:background-image/>
      </style:table-cell-properties>
    </style:style>
    <style:style style:name="Table10" style:family="table">
      <style:table-properties style:width="170mm" table:align="margins" style:writing-mode="lr-tb"/>
    </style:style>
    <style:style style:name="Table10.A" style:family="table-column">
      <style:table-column-properties style:column-width="170mm" style:rel-column-width="65535*"/>
    </style:style>
    <style:style style:name="Table10.A1" style:family="table-cell">
      <style:table-cell-properties fo:background-color="#e6e6e6" fo:padding="0.97mm" fo:border="0.02mm solid #000000">
        <style:background-image/>
      </style:table-cell-properties>
    </style:style>
    <style:style style:name="Table12" style:family="table">
      <style:table-properties style:width="170mm" table:align="margins" style:writing-mode="lr-tb"/>
    </style:style>
    <style:style style:name="Table12.A" style:family="table-column">
      <style:table-column-properties style:column-width="170mm" style:rel-column-width="65535*"/>
    </style:style>
    <style:style style:name="Table12.A1" style:family="table-cell">
      <style:table-cell-properties fo:background-color="#e6e6e6" fo:padding="0.97mm" fo:border="0.02mm solid #000000">
        <style:background-image/>
      </style:table-cell-properties>
    </style:style>
    <style:style style:name="Table11" style:family="table">
      <style:table-properties style:width="170mm" table:align="margins" style:writing-mode="lr-tb"/>
    </style:style>
    <style:style style:name="Table11.A" style:family="table-column">
      <style:table-column-properties style:column-width="170mm" style:rel-column-width="65535*"/>
    </style:style>
    <style:style style:name="Table11.A1" style:family="table-cell">
      <style:table-cell-properties fo:background-color="#e6e6e6" fo:padding="0.97mm" fo:border="0.02mm solid #000000">
        <style:background-image/>
      </style:table-cell-properties>
    </style:style>
    <style:style style:name="Table13" style:family="table">
      <style:table-properties style:width="170mm" table:align="margins" style:writing-mode="lr-tb"/>
    </style:style>
    <style:style style:name="Table13.A" style:family="table-column">
      <style:table-column-properties style:column-width="170mm" style:rel-column-width="65535*"/>
    </style:style>
    <style:style style:name="Table13.A1" style:family="table-cell">
      <style:table-cell-properties fo:background-color="#e6e6e6" fo:padding="0.97mm" fo:border="0.02mm solid #000000">
        <style:background-image/>
      </style:table-cell-properties>
    </style:style>
    <style:style style:name="Table14" style:family="table">
      <style:table-properties style:width="170mm" table:align="margins" style:writing-mode="lr-tb"/>
    </style:style>
    <style:style style:name="Table14.A" style:family="table-column">
      <style:table-column-properties style:column-width="170mm" style:rel-column-width="65535*"/>
    </style:style>
    <style:style style:name="Table14.A1" style:family="table-cell">
      <style:table-cell-properties fo:background-color="#e6e6e6" fo:padding="0.97mm" fo:border="0.02mm solid #000000">
        <style:background-image/>
      </style:table-cell-properties>
    </style:style>
    <style:style style:name="Table15" style:family="table">
      <style:table-properties style:width="170mm" table:align="margins" style:writing-mode="lr-tb"/>
    </style:style>
    <style:style style:name="Table15.A" style:family="table-column">
      <style:table-column-properties style:column-width="170mm" style:rel-column-width="65535*"/>
    </style:style>
    <style:style style:name="Table15.A1" style:family="table-cell">
      <style:table-cell-properties fo:background-color="#e6e6e6" fo:padding="0.97mm" fo:border="0.02mm solid #000000">
        <style:background-image/>
      </style:table-cell-properties>
    </style:style>
    <style:style style:name="Table16" style:family="table">
      <style:table-properties style:width="170mm" table:align="margins" style:writing-mode="lr-tb"/>
    </style:style>
    <style:style style:name="Table16.A" style:family="table-column">
      <style:table-column-properties style:column-width="170mm" style:rel-column-width="65535*"/>
    </style:style>
    <style:style style:name="Table16.A1" style:family="table-cell">
      <style:table-cell-properties fo:background-color="#e6e6e6" fo:padding="0.97mm" fo:border="0.02mm solid #000000">
        <style:background-image/>
      </style:table-cell-properties>
    </style:style>
    <style:style style:name="Table17" style:family="table">
      <style:table-properties style:width="170mm" table:align="margins" style:writing-mode="lr-tb"/>
    </style:style>
    <style:style style:name="Table17.A" style:family="table-column">
      <style:table-column-properties style:column-width="170mm" style:rel-column-width="65535*"/>
    </style:style>
    <style:style style:name="Table17.A1" style:family="table-cell">
      <style:table-cell-properties fo:background-color="#e6e6e6" fo:padding="0.97mm" fo:border="0.02mm solid #000000">
        <style:background-image/>
      </style:table-cell-properties>
    </style:style>
    <style:style style:name="Table18" style:family="table">
      <style:table-properties style:width="170mm" table:align="margins" style:writing-mode="lr-tb"/>
    </style:style>
    <style:style style:name="Table18.A" style:family="table-column">
      <style:table-column-properties style:column-width="170mm" style:rel-column-width="65535*"/>
    </style:style>
    <style:style style:name="Table18.A1" style:family="table-cell">
      <style:table-cell-properties fo:background-color="#e6e6e6" fo:padding="0.97mm" fo:border="0.02mm solid #000000">
        <style:background-image/>
      </style:table-cell-properties>
    </style:style>
    <style:style style:name="Table19" style:family="table">
      <style:table-properties style:width="170mm" table:align="margins" style:writing-mode="lr-tb"/>
    </style:style>
    <style:style style:name="Table19.A" style:family="table-column">
      <style:table-column-properties style:column-width="170mm" style:rel-column-width="65535*"/>
    </style:style>
    <style:style style:name="Table19.A1" style:family="table-cell">
      <style:table-cell-properties fo:background-color="#e6e6e6" fo:padding="0.97mm" fo:border="0.02mm solid #000000">
        <style:background-image/>
      </style:table-cell-properties>
    </style:style>
    <style:style style:name="Table20" style:family="table">
      <style:table-properties style:width="170mm" table:align="margins" style:writing-mode="lr-tb"/>
    </style:style>
    <style:style style:name="Table20.A" style:family="table-column">
      <style:table-column-properties style:column-width="170mm" style:rel-column-width="65535*"/>
    </style:style>
    <style:style style:name="Table20.A1" style:family="table-cell">
      <style:table-cell-properties fo:background-color="#e6e6e6" fo:padding="0.97mm" fo:border="0.02mm solid #000000">
        <style:background-image/>
      </style:table-cell-properties>
    </style:style>
    <style:style style:name="Table21" style:family="table">
      <style:table-properties style:width="170mm" table:align="margins" style:writing-mode="lr-tb"/>
    </style:style>
    <style:style style:name="Table21.A" style:family="table-column">
      <style:table-column-properties style:column-width="170mm" style:rel-column-width="65535*"/>
    </style:style>
    <style:style style:name="Table21.A1" style:family="table-cell">
      <style:table-cell-properties fo:background-color="#e6e6e6" fo:padding="0.97mm" fo:border="0.02mm solid #000000">
        <style:background-image/>
      </style:table-cell-properties>
    </style:style>
    <style:style style:name="Table22" style:family="table">
      <style:table-properties style:width="170mm" table:align="margins" style:writing-mode="lr-tb"/>
    </style:style>
    <style:style style:name="Table22.A" style:family="table-column">
      <style:table-column-properties style:column-width="170mm" style:rel-column-width="65535*"/>
    </style:style>
    <style:style style:name="Table22.A1" style:family="table-cell">
      <style:table-cell-properties fo:background-color="#e6e6e6" fo:padding="0.97mm" fo:border="0.02mm solid #000000">
        <style:background-image/>
      </style:table-cell-properties>
    </style:style>
    <style:style style:name="Table23" style:family="table">
      <style:table-properties style:width="170mm" table:align="margins" style:writing-mode="lr-tb"/>
    </style:style>
    <style:style style:name="Table23.A" style:family="table-column">
      <style:table-column-properties style:column-width="170mm" style:rel-column-width="65535*"/>
    </style:style>
    <style:style style:name="Table23.A1" style:family="table-cell">
      <style:table-cell-properties fo:background-color="#e6e6e6" fo:padding="0.97mm" fo:border="0.02mm solid #000000">
        <style:background-image/>
      </style:table-cell-properties>
    </style:style>
    <style:style style:name="Table25" style:family="table">
      <style:table-properties style:width="170mm" table:align="margins" style:writing-mode="lr-tb"/>
    </style:style>
    <style:style style:name="Table25.A" style:family="table-column">
      <style:table-column-properties style:column-width="170mm" style:rel-column-width="65535*"/>
    </style:style>
    <style:style style:name="Table25.A1" style:family="table-cell">
      <style:table-cell-properties fo:background-color="#e6e6e6" fo:padding="0.97mm" fo:border="0.02mm solid #000000">
        <style:background-image/>
      </style:table-cell-properties>
    </style:style>
    <style:style style:name="Table26" style:family="table">
      <style:table-properties style:width="170mm" table:align="margins" style:writing-mode="lr-tb"/>
    </style:style>
    <style:style style:name="Table26.A" style:family="table-column">
      <style:table-column-properties style:column-width="170mm" style:rel-column-width="65535*"/>
    </style:style>
    <style:style style:name="Table26.A1" style:family="table-cell">
      <style:table-cell-properties fo:background-color="#e6e6e6" fo:padding="0.97mm" fo:border="0.02mm solid #000000">
        <style:background-image/>
      </style:table-cell-properties>
    </style:style>
    <style:style style:name="Table24" style:family="table">
      <style:table-properties style:width="170mm" table:align="margins" style:writing-mode="lr-tb"/>
    </style:style>
    <style:style style:name="Table24.A" style:family="table-column">
      <style:table-column-properties style:column-width="170mm" style:rel-column-width="65535*"/>
    </style:style>
    <style:style style:name="Table24.A1" style:family="table-cell">
      <style:table-cell-properties fo:background-color="#e6e6e6" fo:padding="0.97mm" fo:border="0.02mm solid #000000">
        <style:background-image/>
      </style:table-cell-properties>
    </style:style>
    <style:style style:name="Table27" style:family="table">
      <style:table-properties style:width="170mm" table:align="margins" style:writing-mode="lr-tb"/>
    </style:style>
    <style:style style:name="Table27.A" style:family="table-column">
      <style:table-column-properties style:column-width="170mm" style:rel-column-width="65535*"/>
    </style:style>
    <style:style style:name="Table27.A1" style:family="table-cell">
      <style:table-cell-properties fo:background-color="#e6e6e6" fo:padding="0.97mm" fo:border="0.02mm solid #000000">
        <style:background-image/>
      </style:table-cell-properties>
    </style:style>
    <style:style style:name="Table29" style:family="table">
      <style:table-properties style:width="170mm" table:align="margins" style:writing-mode="lr-tb"/>
    </style:style>
    <style:style style:name="Table29.A" style:family="table-column">
      <style:table-column-properties style:column-width="170mm" style:rel-column-width="65535*"/>
    </style:style>
    <style:style style:name="Table29.A1" style:family="table-cell">
      <style:table-cell-properties fo:background-color="#e6e6e6" fo:padding="0.97mm" fo:border="0.02mm solid #000000">
        <style:background-image/>
      </style:table-cell-properties>
    </style:style>
    <style:style style:name="Table28" style:family="table">
      <style:table-properties style:width="170mm" table:align="margins" style:writing-mode="lr-tb"/>
    </style:style>
    <style:style style:name="Table28.A" style:family="table-column">
      <style:table-column-properties style:column-width="170mm" style:rel-column-width="65535*"/>
    </style:style>
    <style:style style:name="Table28.A1" style:family="table-cell">
      <style:table-cell-properties fo:background-color="#e6e6e6" fo:padding="0.97mm" fo:border="0.02mm solid #000000">
        <style:background-image/>
      </style:table-cell-properties>
    </style:style>
    <style:style style:name="Table30" style:family="table">
      <style:table-properties style:width="170mm" table:align="margins" style:writing-mode="lr-tb"/>
    </style:style>
    <style:style style:name="Table30.A" style:family="table-column">
      <style:table-column-properties style:column-width="170mm" style:rel-column-width="65535*"/>
    </style:style>
    <style:style style:name="Table30.A1" style:family="table-cell">
      <style:table-cell-properties fo:background-color="#e6e6e6" fo:padding="0.97mm" fo:border="0.02mm solid #000000">
        <style:background-image/>
      </style:table-cell-properties>
    </style:style>
    <style:style style:name="Table31" style:family="table">
      <style:table-properties style:width="170mm" table:align="margins" style:writing-mode="lr-tb"/>
    </style:style>
    <style:style style:name="Table31.A" style:family="table-column">
      <style:table-column-properties style:column-width="170mm" style:rel-column-width="65535*"/>
    </style:style>
    <style:style style:name="Table31.A1" style:family="table-cell">
      <style:table-cell-properties fo:background-color="#e6e6e6" fo:padding="0.97mm" fo:border="0.02mm solid #000000">
        <style:background-image/>
      </style:table-cell-properties>
    </style:style>
    <style:style style:name="Table41" style:family="table">
      <style:table-properties style:width="170mm" table:align="margins" style:writing-mode="lr-tb"/>
    </style:style>
    <style:style style:name="Table41.A" style:family="table-column">
      <style:table-column-properties style:column-width="170mm" style:rel-column-width="65535*"/>
    </style:style>
    <style:style style:name="Table41.A1" style:family="table-cell">
      <style:table-cell-properties fo:background-color="#e6e6e6" fo:padding="0.97mm" fo:border="0.02mm solid #000000">
        <style:background-image/>
      </style:table-cell-properties>
    </style:style>
    <style:style style:name="Table32" style:family="table">
      <style:table-properties style:width="170mm" table:align="margins" style:writing-mode="lr-tb"/>
    </style:style>
    <style:style style:name="Table32.A" style:family="table-column">
      <style:table-column-properties style:column-width="170mm" style:rel-column-width="65535*"/>
    </style:style>
    <style:style style:name="Table32.A1" style:family="table-cell">
      <style:table-cell-properties fo:background-color="#e6e6e6" fo:padding="0.97mm" fo:border="0.02mm solid #000000">
        <style:background-image/>
      </style:table-cell-properties>
    </style:style>
    <style:style style:name="Table33" style:family="table">
      <style:table-properties style:width="170mm" table:align="margins" style:writing-mode="lr-tb"/>
    </style:style>
    <style:style style:name="Table33.A" style:family="table-column">
      <style:table-column-properties style:column-width="170mm" style:rel-column-width="65535*"/>
    </style:style>
    <style:style style:name="Table33.A1" style:family="table-cell">
      <style:table-cell-properties fo:background-color="#e6e6e6" fo:padding="0.97mm" fo:border="0.02mm solid #000000">
        <style:background-image/>
      </style:table-cell-properties>
    </style:style>
    <style:style style:name="Table34" style:family="table">
      <style:table-properties style:width="170mm" table:align="margins" style:writing-mode="lr-tb"/>
    </style:style>
    <style:style style:name="Table34.A" style:family="table-column">
      <style:table-column-properties style:column-width="170mm" style:rel-column-width="65535*"/>
    </style:style>
    <style:style style:name="Table34.A1" style:family="table-cell">
      <style:table-cell-properties fo:background-color="#e6e6e6" fo:padding="0.97mm" fo:border="0.02mm solid #000000">
        <style:background-image/>
      </style:table-cell-properties>
    </style:style>
    <style:style style:name="Table35" style:family="table">
      <style:table-properties style:width="170mm" table:align="margins" style:writing-mode="lr-tb"/>
    </style:style>
    <style:style style:name="Table35.A" style:family="table-column">
      <style:table-column-properties style:column-width="170mm" style:rel-column-width="65535*"/>
    </style:style>
    <style:style style:name="Table35.A1" style:family="table-cell">
      <style:table-cell-properties fo:background-color="#e6e6e6" fo:padding="0.97mm" fo:border="0.02mm solid #000000">
        <style:background-image/>
      </style:table-cell-properties>
    </style:style>
    <style:style style:name="Table36" style:family="table">
      <style:table-properties style:width="170mm" table:align="margins" style:writing-mode="lr-tb"/>
    </style:style>
    <style:style style:name="Table36.A" style:family="table-column">
      <style:table-column-properties style:column-width="170mm" style:rel-column-width="65535*"/>
    </style:style>
    <style:style style:name="Table36.A1" style:family="table-cell">
      <style:table-cell-properties fo:background-color="#e6e6e6" fo:padding="0.97mm" fo:border="0.02mm solid #000000">
        <style:background-image/>
      </style:table-cell-properties>
    </style:style>
    <style:style style:name="Table37" style:family="table">
      <style:table-properties style:width="170mm" table:align="margins" style:writing-mode="lr-tb"/>
    </style:style>
    <style:style style:name="Table37.A" style:family="table-column">
      <style:table-column-properties style:column-width="170mm" style:rel-column-width="65535*"/>
    </style:style>
    <style:style style:name="Table37.A1" style:family="table-cell">
      <style:table-cell-properties fo:background-color="#e6e6e6" fo:padding="0.97mm" fo:border="0.02mm solid #000000">
        <style:background-image/>
      </style:table-cell-properties>
    </style:style>
    <style:style style:name="Table38" style:family="table">
      <style:table-properties style:width="169.95mm" table:align="left" style:writing-mode="lr-tb"/>
    </style:style>
    <style:style style:name="Table38.A" style:family="table-column">
      <style:table-column-properties style:column-width="7.44mm"/>
    </style:style>
    <style:style style:name="Table38.B" style:family="table-column">
      <style:table-column-properties style:column-width="162.51mm"/>
    </style:style>
    <style:style style:name="Table38.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38.B1" style:family="table-cell">
      <style:table-cell-properties fo:background-color="#e6e6e6" fo:padding="0.97mm" fo:border-left="none" fo:border-right="0.02mm solid #000000" fo:border-top="0.02mm solid #000000" fo:border-bottom="0.02mm solid #000000">
        <style:background-image/>
      </style:table-cell-properties>
    </style:style>
    <style:style style:name="Table39" style:family="table">
      <style:table-properties style:width="170mm" table:align="margins" style:writing-mode="lr-tb"/>
    </style:style>
    <style:style style:name="Table39.A" style:family="table-column">
      <style:table-column-properties style:column-width="170mm" style:rel-column-width="65535*"/>
    </style:style>
    <style:style style:name="Table39.A1" style:family="table-cell">
      <style:table-cell-properties fo:background-color="#e6e6e6" fo:padding="0.97mm" fo:border="0.02mm solid #000000">
        <style:background-image/>
      </style:table-cell-properties>
    </style:style>
    <style:style style:name="Table40" style:family="table">
      <style:table-properties style:width="170mm" table:align="margins" style:writing-mode="lr-tb"/>
    </style:style>
    <style:style style:name="Table40.A" style:family="table-column">
      <style:table-column-properties style:column-width="170mm" style:rel-column-width="65535*"/>
    </style:style>
    <style:style style:name="Table40.A1" style:family="table-cell">
      <style:table-cell-properties fo:background-color="#e6e6e6" fo:padding="0.97mm" fo:border="0.02mm solid #000000">
        <style:background-image/>
      </style:table-cell-properties>
    </style:style>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7"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8" style:family="paragraph" style:parent-style-name="Standard">
      <style:paragraph-properties fo:margin-left="0mm" fo:margin-right="0mm" fo:text-align="justify" style:justify-single-word="false" fo:text-indent="0mm" style:auto-text-indent="false" style:writing-mode="rl-tb"/>
    </style:style>
    <style:style style:name="P9" style:family="paragraph" style:parent-style-name="Standard">
      <style:paragraph-properties fo:margin-left="0mm" fo:margin-right="0mm" fo:text-align="justify" style:justify-single-word="false" fo:text-indent="0mm" style:auto-text-indent="false" style:writing-mode="rl-tb"/>
      <style:text-properties fo:font-weight="bold" style:font-weight-asian="bold" style:font-weight-complex="bold"/>
    </style:style>
    <style:style style:name="P10" style:family="paragraph" style:parent-style-name="Standard">
      <style:paragraph-properties fo:margin-left="0mm" fo:margin-right="0mm" fo:text-align="justify" style:justify-single-word="false" fo:text-indent="0mm" style:auto-text-indent="false" style:writing-mode="rl-tb"/>
      <style:text-properties fo:font-weight="normal" style:font-weight-asian="normal" style:font-weight-complex="normal"/>
    </style:style>
    <style:style style:name="P11" style:family="paragraph" style:parent-style-name="Standard">
      <style:paragraph-properties fo:margin-left="0mm" fo:margin-right="0mm" fo:text-align="justify" style:justify-single-word="false" fo:text-indent="0mm"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2" style:family="paragraph" style:parent-style-name="Standard">
      <style:paragraph-properties fo:margin-left="0mm" fo:margin-right="0mm" fo:text-align="end" style:justify-single-word="false" fo:text-indent="0mm"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P13" style:family="paragraph" style:parent-style-name="Standard">
      <style:paragraph-properties fo:margin-left="0mm" fo:margin-right="0mm" fo:text-align="justify" style:justify-single-word="false" fo:text-indent="0mm" style:auto-text-indent="false" style:writing-mode="lr-tb"/>
      <style:text-properties style:font-name="XB Zar" fo:font-size="13pt" fo:font-weight="normal" fo:background-color="transparent" style:font-size-asian="13pt" style:font-weight-asian="normal" style:font-name-complex="XB Zar"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transparent" style:font-size-asian="13pt" style:font-name-complex="XB Zar" style:font-size-complex="13pt"/>
    </style:style>
    <style:style style:name="T8" style:family="text">
      <style:text-properties style:font-name="XB Zar" fo:font-size="13pt" fo:background-color="transparent" style:font-size-asian="13pt" style:font-name-complex="FreeMono" style:font-size-complex="13pt"/>
    </style:style>
    <style:style style:name="T9"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۵- مفاهیم و دستورهای اولیه</text:p>
      <text:p text:style-name="P1"/>
      <text:p text:style-name="P1"/>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4">۱-۵- 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text:soft-page-break/>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کیبور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11">root@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11">root@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11">root@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11">root@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11">root@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11">root@debian:~# passwd user1</text:p>
            <text:p text:style-name="P11">Enter new UNIX password:</text:p>
            <text:p text:style-name="P11">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11">root@debian:~# addgroup group1</text:p>
            <text:p text:style-name="P11"><text:soft-page-break/>root@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stem → Administration بروید و روی گزینه‌ی Users and Groups کلیک کنید.</text:p>
          </table:table-cell>
        </table:table-row>
      </table:table>
      <text:p text:style-name="P1"/>
      <text:p text:style-name="P4">۲-۵- 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8" text:note-class="footnote"><text:note-citation>8</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9" text:note-class="footnote"><text:note-citation>9</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0" text:note-class="footnote"><text:note-citation>10</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1" text:note-class="footnote"><text:note-citation>11</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کیبور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2" text:note-class="footnote"><text:note-citation>12</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oft-page-break/><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text:span><text:span text:style-name="T3">وظایف </text:span><text:span text:style-name="T3">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3" text:note-class="footnote"><text:note-citation>13</text:note-citation><text:note-body><text:p text:style-name="Footnote">Shared Libraries</text:p></text:note-body></text:note> و ماژول‌های<text:note text:id="ftn14" text:note-class="footnote"><text:note-citation>14</text:note-citation><text:note-body><text:p text:style-name="Footnote">Module</text:p></text:note-body></text:note> هسته‌ی لینوکس.</text:p>
      <text:p text:style-name="P2">media/: نقطه‌ی اتصال<text:note text:id="ftn15" text:note-class="footnote"><text:note-citation>15</text:note-citation><text:note-body><text:p text:style-name="Footnote">Mount Point</text:p></text:note-body></text:note> برای دستگاه‌های ذخیره‌سازی خارجی<text:note text:id="ftn16" text:note-class="footnote"><text:note-citation>16</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11">user1@debian:~$ cd Desktop</text:p>
            <text:p text:style-name="P11">user1@debian:~/Desktop$ cd /home/user1/Desktop</text:p>
            <text:p text:style-name="P11">user1@debian:~/Desktop$ cd ..</text:p>
            <text:p text:style-name="P11">user1@debian:~$</text:p>
          </table:table-cell>
        </table:table-row>
      </table:table>
      <text:p text:style-name="P2">تفاوت بین دو دستور که هر دو یک کار را انجام می‌دهند به نوع مسیردهی آن‌ها است: دستور اول با مسیردهی نسبی<text:note text:id="ftn17" text:note-class="footnote"><text:note-citation>17</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text:soft-page-break/>دوم با مسیردهی مطلق<text:note text:id="ftn18" text:note-class="footnote"><text:note-citation>18</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11">user1@debian:~$ pwd</text:p>
            <text:p text:style-name="P11">/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11">user1@debian:~$ ls</text:p>
            <text:p text:style-name="P11">root@debian:~# ls -l</text:p>
            <text:p text:style-name="P11">-rw-r--r-- 1 root root <text:s/>2818 Jan 20 23:58 ca.crt </text:p>
            <text:p text:style-name="P11">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که معادل عدد صفر است.</text:p>
      <text:p text:style-name="P2"><text:tab/>کاراکتر «r»: قابلیت خواندن فایل یا دایرکتوری که معادل عدد چهار است.</text:p>
      <text:p text:style-name="P2"><text:tab/>کاراکتر «w»: قابلیت نوشتن در فایل یا دایرکتوری که معادل عدد دو است.</text:p>
      <text:p text:style-name="P2"><text:tab/>کاراکتر «x»: قابلیت اجرای فایل یا نمایش محتوای دایرکتوری که معادل عدد یک است.</text:p>
      <text:p text:style-name="P2"><text:span text:style-name="T1">بخش سوم</text:span> (سه کاراکتر دوم): سطح دسترسی کاربر مالک فایل یا دایرکتوری را مشخص می‌کند (با کاراکتر «u» مشخص می‌شود).</text:p>
      <text:p text:style-name="P2"><text:span text:style-name="T1">بخش چهارم</text:span> (سه کاراکتر سوم): سطح دسترسی دیگران به فایل یا دایرکتوری را مشخص می‌کند (با کاراکتر «o» مشخص می‌شود).</text:p>
      <text:p text:style-name="P2">برای تغییر سطح دسترسی همه‌ی گروه‌ها، کاربرها و دیگران با هم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11">root@debian:~# chmod a+rwx Desktop</text:p>
            <text:p text:style-name="P11">root@debian:~# ls -l</text:p>
            <text:p text:style-name="P11">-rw-r--r-- 1 root root <text:s/>2818 Jan 20 23:58 ca.crt </text:p>
            <text:p text:style-name="P11"><text:soft-page-break/>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11">root@debian:~# chown -R user1.user1 Desktop</text:p>
            <text:p text:style-name="P11">root@debian:~# ls -l</text:p>
            <text:p text:style-name="P11">-rw-r--r-- 1 root <text:s text:c="2"/>root <text:s text:c="2"/>2818 Jan 20 23:58 ca.crt </text:p>
            <text:p text:style-name="P11">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11">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11">user1@debian:~/Desktop$ file sfd_ph_20111.mp3</text:p>
            <text:p text:style-name="P11">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11">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11">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11">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11">root@debian:~# find / -name “html”</text:p>
          </table:table-cell>
        </table:table-row>
      </table:table>
      <text:p text:style-name="P2"><text:span text:style-name="T1">ln</text:span>: ساخت میانبر<text:note text:id="ftn19" text:note-class="footnote"><text:note-citation>19</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11">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11">root@debian:~# du -h</text:p>
            <text:p text:style-name="P11">16K<text:tab/>./Desktop</text:p>
            <text:p text:style-name="P11">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11">root@debian:~# df -h</text:p>
            <text:p text:style-name="P11">Filesystem <text:s text:c="11"/>Size <text:s/>Used Avail Use% Mounted on </text:p>
            <text:p text:style-name="P11">/dev/sda1 <text:s text:c="13"/>71G <text:s text:c="2"/>50G <text:s text:c="2"/>21G <text:s/>70% / </text:p>
            <text:p text:style-name="P11">udev <text:s text:c="17"/>497M <text:s/>224K <text:s/>496M <text:s text:c="2"/>1% /dev </text:p>
          </table:table-cell>
        </table:table-row>
      </table:table>
      <text:p text:style-name="P2"/>
      <text:p text:style-name="P5">۳-۵- پردازش‌ها<text:span text:style-name="T2"><text:note text:id="ftn20" text:note-class="footnote"><text:note-citation>20</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را انجام می‌دهد که ما تصور می‌کنیم تمام نرم‌افزارها همزمان در حال اجرا <text:soft-page-break/>هستند در صورتی که الگوریتم‌های پیچیده‌ای، این اختصاص منابع و به اشتراک‌گذاری آن‌ها را مدیریت می‌کند. هر پردازش با عددی به نام شناسه‌ی پردازش (PID<text:note text:id="ftn21" text:note-class="footnote"><text:note-citation>21</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در نمونه‌ی زیر تنها بخشی از پردازش‌های در حال اجرای کاربر user1 نمایش داده شده است و ستون دوم شناسه‌ی پردازش‌ها را نشان می‌دهد:</text:p>
      <table:table table:name="Table25" table:style-name="Table25">
        <table:table-column table:style-name="Table25.A"/>
        <table:table-row>
          <table:table-cell table:style-name="Table25.A1" office:value-type="string">
            <text:p text:style-name="P11">user1@debian:~$ ps ux</text:p>
            <text:p text:style-name="P11">USER <text:s text:c="4"/>PID %CPU %MEM <text:s text:c="3"/>VSZ <text:s text:c="2"/>RSS TTY <text:s text:c="5"/>STAT START <text:s text:c="2"/>TIME COMMAND</text:p>
            <text:p text:style-name="P11">user1 <text:s text:c="2"/>1501 <text:s/>0.0 <text:s/>0.2 <text:s/>25844 <text:s/>2444 ? <text:s text:c="7"/>Sl <text:s text:c="2"/>16:15 <text:s text:c="2"/>0:00 /usr/bin/gn...</text:p>
            <text:p text:style-name="P11">user1 <text:s text:c="2"/>1576 <text:s/>0.0 <text:s/>0.6 <text:s/>27012 <text:s/>6356 ? <text:s text:c="7"/>Ssl <text:s/>16:15 <text:s text:c="2"/>0:00 x-session...</text:p>
            <text:p text:style-name="P11">user1 <text:s text:c="2"/>1618 <text:s/>0.0 <text:s/>0.0 <text:s text:c="2"/>3236 <text:s text:c="2"/>348 ? <text:s text:c="7"/>Ss <text:s text:c="2"/>16:15 <text:s text:c="2"/>0:00 /usr/bin/ss...</text:p>
            <text:p text:style-name="P11">user1 <text:s text:c="2"/>1621 <text:s/>0.0 <text:s/>0.0 <text:s text:c="2"/>3288 <text:s text:c="2"/>748 ? <text:s text:c="7"/>S <text:s text:c="3"/>16:15 <text:s text:c="2"/>0:00 /usr/bin/db...</text:p>
            <text:p text:style-name="P11">user1 <text:s text:c="2"/>1632 <text:s/>0.0 <text:s/>0.5 <text:s/>20196 <text:s/>5684 ? <text:s text:c="7"/>Ss <text:s text:c="2"/>16:15 <text:s text:c="2"/>0:00 /usr/bin/se...</text:p>
            <text:p text:style-name="P11">...</text:p>
          </table:table-cell>
        </table:table-row>
      </table:table>
      <text:p text:style-name="P2"><text:span text:style-name="T1">top</text:span>: فهرست پردازش‌های در حال اجرا را به صورت تعاملی<text:note text:id="ftn22" text:note-class="footnote"><text:note-citation>22</text:note-citation><text:note-body><text:p text:style-name="Footnote">Interactive</text:p></text:note-body></text:note> نمایش می‌دهد یعنی با استفاده از هر کلید میانبر از روی کیبور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11">root@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boot شدن سیستم می‌شود.</text:p>
      <text:p text:style-name="P2"/>
      <text:p text:style-name="P6">۴-۵- 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11">user1@debian:~$ man mkdir</text:p>
          </table:table-cell>
        </table:table-row>
      </table:table>
      <text:p text:style-name="P8"><text:span text:style-name="T5">info</text:span><text:span text:style-name="T4">: مانند دستور بالا، برای مشاهده‌ی راهنمای دستورها و نرم‌افزارها استفاده می‌شود.</text:span></text:p>
      <text:p text:style-name="P8"><text:span text:style-name="T5">apropos</text:span><text:span text:style-name="T4">: در نام و توضیح دستورهایی که راهنمای آن‌ها در سیستم موجود است جستجو می‌کند.</text:span></text:p>
      <text:p text:style-name="P8"><text:span text:style-name="T5">whatis</text:span><text:span text:style-name="T4">: خلاصه‌ی کاری را که دستور مورد نظر انجام می‌دهد، در یک خط نشان می‌دهد:</text:span></text:p>
      <table:table table:name="Table27" table:style-name="Table27">
        <table:table-column table:style-name="Table27.A"/>
        <table:table-row>
          <table:table-cell table:style-name="Table27.A1" office:value-type="string">
            <text:p text:style-name="P11">user1@debian:~$ whatis whatis</text:p>
            <text:p text:style-name="P11">whatis (1) <text:s text:c="10"/>- display manual page descriptions</text:p>
          </table:table-cell>
        </table:table-row>
      </table:table>
      <text:p text:style-name="P8"><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11">root@debian:~# head /var/log/dmesg</text:p>
            <text:p text:style-name="P11">[ <text:s text:c="3"/>0.000000] Initializing cgroup subsys cpuset </text:p>
            <text:p text:style-name="P11">[ <text:s text:c="3"/>0.000000] Initializing cgroup subsys cpu </text:p>
            <text:p text:style-name="P11">[ <text:s text:c="3"/>0.000000] Linux version 2.6.32-5-686 (Debian 2.6.32-35) (dannf@debian.org) (gcc version 4.3.5 (Debian 4.3.5-4) ) #1 SMP Mon Jun 13 04:13:06 UTC 2011</text:p>
            <text:p text:style-name="P11">...</text:p>
          </table:table-cell>
        </table:table-row>
      </table:table>
      <text:p text:style-name="P8"><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11">root@debian:~# tail /var/log/dmesg</text:p>
            <text:p text:style-name="P11"><text:soft-page-break/>[ <text:s text:c="2"/>23.546050] 0000:02:00.0: eth0: 10/100 speed: disabling TSO </text:p>
            <text:p text:style-name="P11">[ <text:s text:c="2"/>23.549994] ADDRCONF(NETDEV_CHANGE): eth0: link becomes ready</text:p>
            <text:p text:style-name="P11">...</text:p>
          </table:table-cell>
        </table:table-row>
      </table:table>
      <text:p text:style-name="P8"><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11">root@debian:~# cat /var/log/dmesg</text:p>
            <text:p text:style-name="P11">[ <text:s text:c="3"/>0.000000] Initializing cgroup subsys cpuset </text:p>
            <text:p text:style-name="P11">[ <text:s text:c="3"/>0.000000] Initializing cgroup subsys cpu </text:p>
            <text:p text:style-name="P11">[ <text:s text:c="3"/>0.000000] Linux version 2.6.32-5-686 (Debian 2.6.32-35) (dannf@debian.org) (gcc version 4.3.5 (Debian 4.3.5-4) ) #1 SMP Mon Jun 13 04:13:06 UTC 2011</text:p>
            <text:p text:style-name="P11">...</text:p>
          </table:table-cell>
        </table:table-row>
      </table:table>
      <text:p text:style-name="P8"><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11">root@debian:~# echo testing...</text:p>
            <text:p text:style-name="P11">testing...</text:p>
          </table:table-cell>
        </table:table-row>
      </table:table>
      <text:p text:style-name="P8"><text:span text:style-name="T5">nano</text:span><text:span text:style-name="T4">: نرم‌افزار ویرایش متن در محیط متنی است. با این نرم‌افزار می‌توانید تمام فایل‌های متنی و تنظیمات مختلف سیستم را که برای مثال در مسیر etc/ قرار دارند، ویرایش کنید. برای این کار باید مسیر و نام فایل را در جلوی دستور نانو وارد کنید تا وارد محیط این نرم‌افزار شوید. برای ذخیره کردن فایل از کلید‌های میانبر Ctrl+O استفاده کنید. همچنین برای خروج از نرم‌افزار باید از کلید‌های میانبر Ctrl+X استفاده کنید.</text:span></text:p>
      <table:table table:name="Table41" table:style-name="Table41">
        <table:table-column table:style-name="Table41.A"/>
        <table:table-row>
          <table:table-cell table:style-name="Table41.A1" office:value-type="string">
            <text:p text:style-name="P11">root@debian:~# nano /etc/hostname</text:p>
          </table:table-cell>
        </table:table-row>
      </table:table>
      <text:p text:style-name="P8"><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11">root@debian:~# date</text:p>
            <text:p text:style-name="P11">Wed Jul 20 18:03:24 IRDT 2011</text:p>
          </table:table-cell>
        </table:table-row>
      </table:table>
      <text:p text:style-name="P8"><text:span text:style-name="T5">whoami</text:span><text:span text:style-name="T4">: نام کاربر جاری را نمایش می‌دهد.</text:span></text:p>
      <text:p text:style-name="P8"><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8"><text:span text:style-name="T5">uname</text:span><text:span text:style-name="T4">: اطلاعات سیستم را مانند نسخه‌ی هسته‌ی لینوکس، پردازشگر سیستم و … نمایش می‌دهد:</text:span></text:p>
      <table:table table:name="Table33" table:style-name="Table33">
        <table:table-column table:style-name="Table33.A"/>
        <table:table-row>
          <table:table-cell table:style-name="Table33.A1" office:value-type="string">
            <text:p text:style-name="P11">root@debian:~# uname -a</text:p>
            <text:p text:style-name="P11">Linux debian 2.6.32-5-686 #1 SMP Mon Jun 13 04:13:06 UTC 2011 i686 GNU/Linux</text:p>
          </table:table-cell>
        </table:table-row>
      </table:table>
      <text:p text:style-name="P8"><text:span text:style-name="T5">hostname</text:span><text:span text:style-name="T4">: نام سیستمی را که در هنگام نصب تنظیم کرده‌ایم، نمایش می‌دهد. نام سیستم از مسیر etc/hostname/ قابل دسترسی است.</text:span></text:p>
      <text:p text:style-name="P8"><text:span text:style-name="T5">sudo</text:span><text:span text:style-name="T4">: با این دستور می‌توانید دستورهای دیگر را با سطح دسترسی کاربر ریشه اجرا کنید، بدون اینکه با کاربر ریشه وارد سیستم شوید. فایلی که در آن نام کاربرهای sudoer وجود دارد (کاربرهایی که دسترسی به دستور sudo برای اجرای دستورها با سطح دسترسی کاربر ریشه را دارند)، از مسیر etc/sudoers/ قابل دسترسی است.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11">root@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11">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اکنون با وارد شدن به سیستم با نام کاربر مورد نظر و با استفاده از دستور sudo می‌توانید دستورها را با دسترسی کاربر ریشه و وارد کردن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text:soft-page-break/>را ویرایش و ذخیره کند.</text:p>
      <table:table table:name="Table36" table:style-name="Table36">
        <table:table-column table:style-name="Table36.A"/>
        <table:table-row>
          <table:table-cell table:style-name="Table36.A1" office:value-type="string">
            <text:p text:style-name="P11">user1@debian:~$ sudo nano /etc/sudoers</text:p>
          </table:table-cell>
        </table:table-row>
      </table:table>
      <text:p text:style-name="P1"><text:note text:id="ftn23" text:note-class="footnote"><text:note-citation>23</text:note-citation><text:note-body><text:p text:style-name="Footnote">Superuser</text:p></text:note-body></text:note><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5"/>
      <text:p text:style-name="P9"><text:span text:style-name="T6">۵-۵- پوسته</text:span><text:span text:style-name="T4"><text:note text:id="ftn24" text:note-class="footnote"><text:note-citation>24</text:note-citation><text:note-body><text:p text:style-name="Footnote">Shell</text:p></text:note-body></text:note></text:span></text:p>
      <text:p text:style-name="P10"><text:span text:style-name="T6">به نرم‌افزاری که محیطی را (متنی یا گرافیکی) برای اجرای دستورها (نرم‌افزارها) فراهم می‌کند، پوسته می‌گویند. معمولاً منظور از پوسته، نرم‌افزاری است که محیط متنی را برای اجرای دستورهای کاربرها فراهم می‌کند.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آن‌ها را در خط فرمان وارد <text:s/>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7"><text:note text:id="ftn26" text:note-class="footnote"><text:note-citation>26</text:note-citation><text:note-body><text:p text:style-name="Footnote">Script</text:p></text:note-body></text:note></text:span><text:span text:style-name="T7">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1">برای نمونه اسکریپتی می‌نویسیم تا توسط آن بتوانیم با گرفتن نام یک دایرکتوری، محتویات آنرا در یک دایرکتوری جدید با نام Backup کپی کنیم:</text:p>
      <text:p text:style-name="P1">برای نوشتن این اسکریپت ابتدا باید یک فایل متنی بسازیم و با استفاده از ویرایشگر متن نانو آنرا باز می‌کنیم:</text:p>
      <table:table table:name="Table37" table:style-name="Table37">
        <table:table-column table:style-name="Table37.A"/>
        <table:table-row>
          <table:table-cell table:style-name="Table37.A1" office:value-type="string">
            <text:p text:style-name="P11">user1@debian:~$ touch script.sh</text:p>
            <text:p text:style-name="P11">user1@debian:~$ nano script.sh</text:p>
          </table:table-cell>
        </table:table-row>
      </table:table>
      <text:p text:style-name="P1">در این مرحله دستورهای زیر را در فایل وارد می‌کنیم. شماره‌ی خطوط برای ارجاع است، آن‌ها را در فایل وارد نکنید.</text:p>
      <table:table table:name="Table38" table:style-name="Table38">
        <table:table-column table:style-name="Table38.A"/>
        <table:table-column table:style-name="Table38.B"/>
        <table:table-row>
          <table:table-cell table:style-name="Table38.A1" office:value-type="string">
            <text:p text:style-name="P12">1</text:p>
            <text:p text:style-name="P12">2</text:p>
            <text:p text:style-name="P12">3</text:p>
            <text:p text:style-name="P12">4</text:p>
            <text:p text:style-name="P12">5</text:p>
            <text:p text:style-name="P12">6</text:p>
            <text:p text:style-name="P12">7</text:p>
            <text:p text:style-name="P12">8</text:p>
            <text:p text:style-name="P12">9</text:p>
          </table:table-cell>
          <table:table-cell table:style-name="Table38.B1" office:value-type="string">
            <text:p text:style-name="P11">#!/bin/bash</text:p>
            <text:p text:style-name="P11"/>
            <text:p text:style-name="P11"># This script makes a backup of our chosen directory</text:p>
            <text:p text:style-name="P11"># syntax: ./script.sh [source-directory-path] [destination-directory-name]</text:p>
            <text:p text:style-name="P11"/>
            <text:p text:style-name="P11">echo “Backing up files into $2...”</text:p>
            <text:p text:style-name="P11">cp -R $1 $2-`date +%F-%R`</text:p>
            <text:p text:style-name="P11">echo “Backup process completed successfully.”</text:p>
            <text:p text:style-name="P11">exit 0</text:p>
          </table:table-cell>
        </table:table-row>
      </table:table>
      <text:p text:style-name="P1">خط ۱: با این دستور مشخص می‌کنیم که این فایل فقط باید با پوسته‌ی bash اجرا شود.</text:p>
      <text:p text:style-name="P1">خط ۲: خط خالی نادیده گرفته می‌شود.</text:p>
      <text:p text:style-name="P1">خط ۳ و ۴: خطوطی که با # مشخص شده باشند برای توضیح است و در روند اجرای برنامه تأثیری ندارند. <text:soft-page-break/>البته خط اول استثناء است.</text:p>
      <text:p text:style-name="P1">خط ۵: خط خالی نادیده گرفته می‌شود.</text:p>
      <text:p text:style-name="P10"><text:span text:style-name="T7">خط ۶: خطی را در خروجی نمایش می‌دهد تا به کاربر اطلاع دهد که چه مرحله‌ای در حال اجرا است. این خط فقط برای اطلاع‌رسانی به کاربر است. متغیر </text:span><text:span text:style-name="T8">2$</text:span><text:span text:style-name="T7">همان پارامتر دومی است که توسط کاربر به دستور داده می‌شود.</text:span></text:p>
      <text:p text:style-name="P10"><text:span text:style-name="T7">خط ۷: این دستور محتوای دایرکتوری مشخص شده با متغیر </text:span><text:span text:style-name="T8">1$ </text:span><text:span text:style-name="T7">را به همراه تمام فایل‌ها و پوشه‌های زیر مجموعه‌ی آن در دایرکتوری </text:span><text:span text:style-name="T8">2$</text:span><text:span text:style-name="T7"> کپی می‌کند. همچنین خروجی دستور </text:span><text:span text:style-name="T9">date +%F-%T </text:span><text:span text:style-name="T7">با فرمت سال، ماه، روز-ساعت:دقیقه به انتهای نام دایرکتوری خروجی اضافه می‌شود.</text:span></text:p>
      <text:p text:style-name="P1">خط ۸: خطی را در خروجی نمایش می‌دهد تا به کاربر اطلاع دهد که تمام مراحل با موفقیت انجام شده است.</text:p>
      <text:p text:style-name="P1">خط ۹: اسکریپت از حالت اجرا خارج می‌شود.</text:p>
      <text:p text:style-name="P1">برای اینکه بتوان این دستور را اجرا کرد باید دسترسی اجرا را به سطوح دسترسی آن اضافه کرد:</text:p>
      <table:table table:name="Table39" table:style-name="Table39">
        <table:table-column table:style-name="Table39.A"/>
        <table:table-row>
          <table:table-cell table:style-name="Table39.A1" office:value-type="string">
            <text:p text:style-name="P11">user1@debian:~$ chmod +x script.sh</text:p>
          </table:table-cell>
        </table:table-row>
      </table:table>
      <text:p text:style-name="P1">حال به‌صورت زیر می‌توانید دستور را اجرا کنید:</text:p>
      <table:table table:name="Table40" table:style-name="Table40">
        <table:table-column table:style-name="Table40.A"/>
        <table:table-row>
          <table:table-cell table:style-name="Table40.A1" office:value-type="string">
            <text:p text:style-name="P11">user1@debian:~$ ./script.sh files/ backup</text:p>
          </table:table-cell>
        </table:table-row>
      </table:table>
      <text:p text:style-name="P1">در دستور بالا، /files دایرکتوری است که می‌خواهیم از محتوای آن نسخه‌ی پشتیبان تهیه کنیم. همچنین backup نام دایرکتوری خروجی است. نام دایرکتوری خروجی مانند نمونه‌ی زیر خواهد بود:</text:p>
      <text:p text:style-name="P13">backup-2011-07-26-13: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2:55:33</dc:date>
    <dc:creator>Mostafa Moradian</dc:creator>
    <meta:editing-duration>P1DT2H7M3S</meta:editing-duration>
    <meta:editing-cycles>1492</meta:editing-cycles>
    <meta:generator>LibreOffice/3.3$Linux LibreOffice_project/330m19$Build-202</meta:generator>
    <meta:document-statistic meta:table-count="41" meta:image-count="0" meta:object-count="0" meta:page-count="10" meta:paragraph-count="257" meta:word-count="4159" meta:character-count="22160"/>
  </office:meta>
</office:document-meta>
</file>